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 stretchy="false">〈</mo>
          <mrow>
            <mi>A</mi>
          </mrow>
          <mo stretchy="false">〉</mo>
        </mrow>
        <mo stretchy="false">ϕ</mo>
      </msub>
      <mrow>
        <mi/>
        <mo stretchy="false">≡</mo>
        <mi/>
      </mrow>
      <mfrac>
        <mrow>
          <mo stretchy="false">〈</mo>
          <mrow>
            <mrow>
              <mo stretchy="false">ϕ</mo>
            </mrow>
            <mo stretchy="false">∣</mo>
            <mrow>
              <mi>A</mi>
            </mrow>
            <mo stretchy="false">∣</mo>
            <mrow>
              <mo stretchy="false">ϕ</mo>
            </mrow>
          </mrow>
          <mo stretchy="false">〉</mo>
        </mrow>
        <mrow>
          <mo stretchy="false">〈</mo>
          <mrow>
            <mrow>
              <mo stretchy="false">ϕ</mo>
            </mrow>
            <mo stretchy="false">∣</mo>
            <mrow>
              <mo stretchy="false">ϕ</mo>
            </mrow>
          </mrow>
          <mo stretchy="false">〉</mo>
        </mrow>
      </mfrac>
    </mrow>
    <annotation encoding="StarMath 5.0">langle A rangle _%iphi ~equiv~ 
langle %iphi mline A mline %iphi rangle 
over 
langle %iphi mline %iphi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09:28:41.717000000</meta:creation-date>
    <meta:generator>LibreOffice/4.1.4.2$Windows_x86 LibreOffice_project/0a0440ccc0227ad9829de5f46be37cfb6edcf72</meta:generator>
  </office:meta>
</office:document-meta>
</file>